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 PL UKai CN" svg:font-family="'AR PL UKai CN'"/>
    <style:font-face style:name="Arial" svg:font-family="Arial, Helvetica, sans-serif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text-align="start" style:justify-single-word="false" fo:orphans="2" fo:widows="2" fo:text-indent="0cm" style:auto-text-indent="false"/>
      <style:text-properties fo:font-variant="normal" fo:text-transform="none" fo:color="#383838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  <style:style style:name="T3" style:family="text">
      <style:text-properties fo:color="#800000" style:font-name-asian="Arial" style:font-size-asian="10.5pt" style:font-style-asian="normal" style:font-weight-asian="normal"/>
    </style:style>
    <style:style style:name="T4" style:family="text">
      <style:text-properties fo:color="#800000" style:font-name="Arial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<text:span text:style-name="T2">语言宏中</text:span><text:span text:style-name="T1">"#"</text:span><text:span text:style-name="T2">和</text:span><text:span text:style-name="T1">"##"</text:span><text:span text:style-name="T2">的用法 </text:span><text:span text:style-name="T1"><text:line-break/><text:line-break/></text:span><text:span text:style-name="T2">在查看</text:span><text:span text:style-name="T1">linux</text:span><text:span text:style-name="T2">内核源码的过程中，遇到了许多宏，这里面有许多都涉及到</text:span><text:span text:style-name="T1">"#"</text:span><text:span text:style-name="T2">和</text:span><text:span text:style-name="T1">"##"</text:span><text:span text:style-name="T2">，因此，在网上搜索了一些资料，整理如下：</text:span><text:span text:style-name="T1"><text:line-break/><text:line-break/></text:span><text:span text:style-name="T2">一、一般用法 </text:span><text:span text:style-name="T1"><text:line-break/></text:span><text:span text:style-name="T3">我们使用</text:span><text:span text:style-name="T4">#</text:span><text:span text:style-name="T3">把宏参数变为一个字符串</text:span><text:span text:style-name="T4">,</text:span><text:span text:style-name="T3">用</text:span><text:span text:style-name="T4">##</text:span><text:span text:style-name="T3">把两个宏参数贴合在一起</text:span><text:span text:style-name="T4">. </text:span><text:span text:style-name="T1"><text:line-break/></text:span><text:span text:style-name="T2">用法</text:span><text:span text:style-name="T1">: <text:line-break/></text:span><text:span text:style-name="T2">＃</text:span><text:span text:style-name="T1">include&lt;cstdio&gt; <text:line-break/></text:span><text:span text:style-name="T2">＃</text:span><text:span text:style-name="T1">include&lt;climits&gt; <text:line-break/>using namespace std; <text:line-break/><text:line-break/>#define STR(s)     #s <text:line-break/>#define CONS(a,b)  int(a##e##b) <text:line-break/><text:line-break/>int main() <text:line-break/>{ <text:line-break/>    printf(STR(vck));           // </text:span><text:span text:style-name="T2">输出字符串</text:span><text:span text:style-name="T1">"vck" <text:line-break/>    printf("%d\n", CONS(2,3));  // 2e3 </text:span><text:span text:style-name="T2">输出</text:span><text:span text:style-name="T1">:2000 <text:line-break/>    return 0; <text:line-break/>} <text:line-break/><text:line-break/></text:span><text:span text:style-name="T3">二、当宏参数是另一个宏的时候 </text:span><text:span text:style-name="T1"><text:line-break/></text:span><text:span text:style-name="T2">需要注意的是</text:span><text:span text:style-name="T3">凡宏定义里有用</text:span><text:span text:style-name="T4">'#'</text:span><text:span text:style-name="T3">或</text:span><text:span text:style-name="T4">'##'</text:span><text:span text:style-name="T3">的地方宏参数是不会再展开</text:span><text:span text:style-name="T4">. </text:span><text:span text:style-name="T1"><text:line-break/><text:line-break/>1, </text:span><text:span text:style-name="T2">非</text:span><text:span text:style-name="T1">'#'</text:span><text:span text:style-name="T2">和</text:span><text:span text:style-name="T1">'##'</text:span><text:span text:style-name="T2">的情况 </text:span><text:span text:style-name="T1"><text:line-break/>#define TOW      (2) <text:line-break/>#define MUL(a,b) (a*b) <text:line-break/><text:line-break/>printf("%d*%d=%d\n", TOW, TOW, MUL(TOW,TOW)); <text:line-break/></text:span><text:span text:style-name="T2">这行的宏会被展开为： </text:span><text:span text:style-name="T1"><text:line-break/>printf("%d*%d=%d\n", (2), (2), ((2)*(2))); <text:line-break/>MUL</text:span><text:span text:style-name="T2">里的参数</text:span><text:span text:style-name="T1">TOW</text:span><text:span text:style-name="T2">会被展开为</text:span><text:span text:style-name="T1">(2). <text:line-break/><text:line-break/>2, </text:span><text:span text:style-name="T2">当有</text:span><text:span text:style-name="T1">'#'</text:span><text:span text:style-name="T2">或</text:span><text:span text:style-name="T1">'##'</text:span><text:span text:style-name="T2">的时候 </text:span><text:span text:style-name="T1"><text:line-break/>#define A          (2) <text:line-break/>#define STR(s)     #s <text:line-break/>#define CONS(a,b)  int(a##e##b) <text:line-break/><text:line-break/>printf("int max: %s\n",  STR(INT_MAX));    // INT_MAX </text:span><text:span text:style-name="T2">＃</text:span><text:span text:style-name="T1">include&lt;climits&gt; <text:line-break/></text:span><text:soft-page-break/><text:span text:style-name="T2">这行会被展开为： </text:span><text:span text:style-name="T1"><text:line-break/>printf("int max: %s\n", "INT_MAX"); <text:line-break/><text:line-break/>printf("%s\n", CONS(A, A));               // compile error  <text:line-break/></text:span><text:span text:style-name="T2">这一行则是： </text:span><text:span text:style-name="T1"><text:line-break/></text:span><text:span text:style-name="T4">printf("%s\n", int(AeA)); </text:span><text:span text:style-name="T1"><text:line-break/><text:line-break/>INT_MAX</text:span><text:span text:style-name="T2">和</text:span><text:span text:style-name="T1">A</text:span><text:span text:style-name="T2">都不会再被展开</text:span><text:span text:style-name="T1">, </text:span><text:span text:style-name="T2">然而解决这个问题的方法很简单</text:span><text:span text:style-name="T1">. </text:span><text:span text:style-name="T2">加多一层中间转换宏</text:span><text:span text:style-name="T1">. <text:line-break/></text:span><text:span text:style-name="T2">加这层宏的用意是把所有宏的参数在这层里全部展开</text:span><text:span text:style-name="T1">, </text:span><text:span text:style-name="T2">那么在转换宏里的那一个宏</text:span><text:span text:style-name="T1">(_STR)</text:span><text:span text:style-name="T2">就能得到正确的宏参数</text:span><text:span text:style-name="T1">. <text:line-break/><text:line-break/>#define A           (2) <text:line-break/>#define _STR(s)     #s <text:line-break/>#define STR(s)      _STR(s)          // </text:span><text:span text:style-name="T2">转换宏 </text:span><text:span text:style-name="T1"><text:line-break/>#define _CONS(a,b)  int(a##e##b) <text:line-break/>#define CONS(a,b)   _CONS(a,b)       // </text:span><text:span text:style-name="T2">转换宏 </text:span><text:span text:style-name="T1"><text:line-break/><text:line-break/>printf("int max: %s\n", STR(INT_MAX));          // INT_MAX,int</text:span><text:span text:style-name="T2">型的最大值，为一个变量 ＃</text:span><text:span text:style-name="T1">include&lt;climits&gt; <text:line-break/></text:span><text:span text:style-name="T2">输出为</text:span><text:span text:style-name="T1">: int max: 0x7fffffff <text:line-break/>STR(INT_MAX) --&gt;  _STR(0x7fffffff) </text:span><text:span text:style-name="T2">然后再转换成字符串； </text:span><text:span text:style-name="T1"><text:line-break/><text:line-break/>printf("%d\n", CONS(A, A)); <text:line-break/></text:span><text:span text:style-name="T2">输出为：</text:span><text:span text:style-name="T1">200 <text:line-break/>CONS(A, A)  --&gt;  _CONS((2), (2))  --&gt; int((2)e(2)) <text:line-break/><text:line-break/></text:span><text:span text:style-name="T2">三、</text:span><text:span text:style-name="T1">'#'</text:span><text:span text:style-name="T2">和</text:span><text:span text:style-name="T1">'##'</text:span><text:span text:style-name="T2">的一些应用特例 </text:span><text:span text:style-name="T1"><text:line-break/>1</text:span><text:span text:style-name="T2">、合并匿名变量名 </text:span><text:span text:style-name="T1"><text:line-break/>#define  ___ANONYMOUS1(type, var, line)  type  var##line <text:line-break/>#define  __ANONYMOUS0(type, line)  ___ANONYMOUS1(type, _anonymous, line) <text:line-break/>#define  ANONYMOUS(type)  __ANONYMOUS0(type, __LINE__) <text:line-break/></text:span><text:span text:style-name="T2">例：</text:span><text:span text:style-name="T1">ANONYMOUS(static int);  </text:span><text:span text:style-name="T2">即</text:span><text:span text:style-name="T1">: static int _anonymous70;  70</text:span><text:span text:style-name="T2">表示该行行号； </text:span><text:span text:style-name="T1"><text:line-break/></text:span><text:span text:style-name="T2">第一层：</text:span><text:span text:style-name="T1">ANONYMOUS(static int);  --&gt;  __ANONYMOUS0(static int, __LINE__); <text:line-break/></text:span><text:span text:style-name="T2">第二层：                        </text:span><text:span text:style-name="T1">--&gt;  ___ANONYMOUS1(static int, _anonymous, 70); <text:line-break/></text:span><text:span text:style-name="T2">第三层：                        </text:span><text:span text:style-name="T1">--&gt;  static int  _anonymous70; <text:line-break/></text:span><text:span text:style-name="T2">即每次只能解开当前层的宏，所以</text:span><text:span text:style-name="T1">__LINE__</text:span><text:span text:style-name="T2">在第二层才能被解开； </text:span><text:span text:style-name="T1"><text:line-break/><text:line-break/>2</text:span><text:span text:style-name="T2">、填充结构 </text:span><text:span text:style-name="T1"><text:line-break/>#define  FILL(a)   {a, #a} <text:line-break/><text:line-break/></text:span><text:soft-page-break/><text:span text:style-name="T1">enum IDD{OPEN, CLOSE}; <text:line-break/>typedef struct MSG{ <text:line-break/>  IDD id; <text:line-break/>  const char * msg; <text:line-break/>}MSG; <text:line-break/><text:line-break/>MSG _msg[] = {FILL(OPEN), FILL(CLOSE)}; <text:line-break/></text:span><text:span text:style-name="T2">相当于： </text:span><text:span text:style-name="T1"><text:line-break/>MSG _msg[] = {{OPEN, "OPEN"}, <text:line-break/>              {CLOSE, "CLOSE"}}; <text:line-break/><text:line-break/>3</text:span><text:span text:style-name="T2">、记录文件名 </text:span><text:span text:style-name="T1"><text:line-break/>#define  _GET_FILE_NAME(f)   #f <text:line-break/>#define  GET_FILE_NAME(f)    _GET_FILE_NAME(f) <text:line-break/>static char  FILE_NAME[] = GET_FILE_NAME(__FILE__); <text:line-break/><text:line-break/>4</text:span><text:span text:style-name="T2">、得到一个数值类型所对应的字符串缓冲大小 </text:span><text:span text:style-name="T1"><text:line-break/>#define  _TYPE_BUF_SIZE(type)  sizeof #type <text:line-break/>#define  TYPE_BUF_SIZE(type)   _TYPE_BUF_SIZE(type) <text:line-break/>char  buf[TYPE_BUF_SIZE(INT_MAX)]; <text:line-break/>     --&gt;  char  buf[_TYPE_BUF_SIZE(0x7fffffff)]; <text:line-break/>     --&gt;  char  buf[sizeof "0x7fffffff"]; <text:line-break/></text:span><text:span text:style-name="T2">这里相当于： </text:span><text:span text:style-name="T1"><text:line-break/>char  buf[11];<text:line-break/><text:line-break/></text:span><text:span text:style-name="T2">【</text:span><text:span text:style-name="T1">alps_008</text:span><text:span text:style-name="T2">】</text:span><text:span text:style-name="T1">:<text:line-break/></text:span><text:span text:style-name="T2">基本看了一遍，楼主的情况属于一般用法：</text:span><text:span text:style-name="T1"><text:line-break/><text:line-break/>“#</text:span><text:span text:style-name="T2">把宏参数变为一个字符串</text:span><text:span text:style-name="T1">,</text:span><text:span text:style-name="T2">用</text:span><text:span text:style-name="T1">##</text:span><text:span text:style-name="T2">把两个宏参数贴合在一起”</text:span><text:span text:style-name="T1"><text:line-break/><text:line-break/><text:line-break/><text:line-break/>#include&lt;stdio.h&gt;<text:line-break/>#include&lt;string.h&gt;<text:line-break/>#define STRCPY(a,b) strcpy(a##_p,#b)   //</text:span><text:span text:style-name="T2">把第一个参数后边加上字符</text:span><text:span text:style-name="T1">_p</text:span><text:span text:style-name="T2">，把第二个参数变成字符串</text:span><text:span text:style-name="T1"><text:line-break/><text:line-break/>int main()<text:line-break/>{<text:line-break/>char var1_p[20];<text:line-break/>char var2_p[30];<text:line-break/></text:span><text:soft-page-break/><text:span text:style-name="T1">strcpy(var1_p,"aaaa");<text:line-break/>strcpy(var2_p,"bbbb");<text:line-break/>         STRCPY(var1,var2);            //</text:span><text:span text:style-name="T2">等于</text:span><text:span text:style-name="T1">strcpy(var1_p,"var2");<text:line-break/>STRCPY(var2,var1);            //</text:span><text:span text:style-name="T2">等于</text:span><text:span text:style-name="T1">strcpy(var2_p,"var1");<text:line-break/>printf("%s\n",var1_p);<text:line-break/>printf("%s\n",var2_p);<text:line-break/>return 0;<text:line-break/>}<text:line-break/><text:line-break/><text:line-break/><text:line-break/></text:span><text:span text:style-name="T2">【</text:span><text:span text:style-name="T1">jeffer007</text:span><text:span text:style-name="T2">】</text:span><text:span text:style-name="T1">:<text:line-break/>Token-Pasting Operator (##) <text:line-break/><text:line-break/><text:line-break/>// preprocessor_token_pasting.cpp<text:line-break/>#include &lt;stdio.h&gt;<text:line-break/>#define paster( n ) printf_s( "token" #n " = %d", token##n )<text:line-break/>int token9 = 9;<text:line-break/><text:line-break/>int main()<text:line-break/>{<text:line-break/>   paster(9);<text:line-break/>}<text:line-break/> <text:line-break/>Output<text:line-break/>token9 = 9<text:line-break/><text:line-break/>Stringizing Operator (#) <text:line-break/>// stringizer.cpp<text:line-break/>#include &lt;stdio.h&gt;<text:line-break/>#define stringer( x ) printf( #x "\n" )<text:line-break/>int main() {<text:line-break/>   stringer( In quotes in the printf function call ); <text:line-break/>   stringer( "In quotes when printed to the screen" );   <text:line-break/>   stringer( "This: \"  prints an escaped double quote" );<text:line-break/>}<text:line-break/><text:line-break/>Output<text:line-break/>In quotes in the printf function call<text:line-break/></text:span><text:soft-page-break/><text:span text:style-name="T1">"In quotes when printed to the screen"<text:line-break/>"This: \"  prints an escaped double quote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 PL UKai CN" svg:font-family="'AR PL UKai CN'"/>
    <style:font-face style:name="Arial" svg:font-family="Arial, Helvetica, sans-serif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3-08T16:01:31</meta:creation-date>
    <dc:date>2011-03-08T16:21:55</dc:date>
    <dc:creator>azhe </dc:creator>
    <meta:editing-duration>PT00H20M24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5" meta:paragraph-count="1" meta:word-count="721" meta:character-count="3741"/>
  </office:meta>
</office:document-meta>
</file>